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90000005DA08EF44875D1959F.png" manifest:media-type="image/png"/>
  <manifest:file-entry manifest:full-path="Pictures/100002010000032500000040B5D4D368133AF729.png" manifest:media-type="image/png"/>
  <manifest:file-entry manifest:full-path="Pictures/1000020100000319000000554C292E8496784BD5.png" manifest:media-type="image/png"/>
  <manifest:file-entry manifest:full-path="Pictures/10000201000002B30000006C8E8AF24A0A1F605F.png" manifest:media-type="image/png"/>
  <manifest:file-entry manifest:full-path="Pictures/10000201000002D40000022EE0E1F0417EDD5265.png" manifest:media-type="image/png"/>
  <manifest:file-entry manifest:full-path="Pictures/10000201000002960000004B32D9DA2E51275884.png" manifest:media-type="image/png"/>
  <manifest:file-entry manifest:full-path="Pictures/100002010000032200000045D2EF8F49927D3AED.png" manifest:media-type="image/png"/>
  <manifest:file-entry manifest:full-path="Pictures/1000020100000325000000838A5B4D5EF170C401.png" manifest:media-type="image/png"/>
  <manifest:file-entry manifest:full-path="Pictures/1000020100000315000000468B092202F0C57F1E.png" manifest:media-type="image/png"/>
  <manifest:file-entry manifest:full-path="Pictures/10000201000003210000005A3FCBFB5838F3EFFE.png" manifest:media-type="image/png"/>
  <manifest:file-entry manifest:full-path="Pictures/10000201000003190000006B5E72E3AC9265A3A2.png" manifest:media-type="image/png"/>
  <manifest:file-entry manifest:full-path="Pictures/10000201000003260000005CDB2EF38CA481438B.png" manifest:media-type="image/png"/>
  <manifest:file-entry manifest:full-path="Pictures/100002010000031A0000004B2841E4EC9327ED19.png" manifest:media-type="image/png"/>
  <manifest:file-entry manifest:full-path="Pictures/100002010000031C00000055C00D859CC26B6B87.png" manifest:media-type="image/png"/>
  <manifest:file-entry manifest:full-path="Pictures/100002010000032600000063D8F9A0D6A352A364.png" manifest:media-type="image/png"/>
  <manifest:file-entry manifest:full-path="Pictures/10000201000003220000004C5C353352E9F214C8.png" manifest:media-type="image/png"/>
  <manifest:file-entry manifest:full-path="Pictures/100002010000033100000074F8B32617DA4E812F.png" manifest:media-type="image/png"/>
  <manifest:file-entry manifest:full-path="Pictures/100002010000031F000000649DA8C842A4E6D553.png" manifest:media-type="image/png"/>
  <manifest:file-entry manifest:full-path="Pictures/10000201000003360000004745F1977305D687B8.png" manifest:media-type="image/png"/>
  <manifest:file-entry manifest:full-path="Pictures/100002010000032900000077E1CB34BAC35F8614.png" manifest:media-type="image/png"/>
  <manifest:file-entry manifest:full-path="Pictures/1000020100000351000000507DCEA6C2B0D70EEA.png" manifest:media-type="image/png"/>
  <manifest:file-entry manifest:full-path="Pictures/10000201000003280000005DE97AB077F22C0A52.png" manifest:media-type="image/png"/>
  <manifest:file-entry manifest:full-path="Pictures/100002010000031E00000058BB7EF60436CD55D3.png" manifest:media-type="image/png"/>
  <manifest:file-entry manifest:full-path="Pictures/100002010000031A0000005A55291E458BDAC5CD.png" manifest:media-type="image/png"/>
  <manifest:file-entry manifest:full-path="Pictures/100002010000031F0000004AD01D82A7C44DC288.png" manifest:media-type="image/png"/>
  <manifest:file-entry manifest:full-path="Pictures/1000020100000321000000683CA1FE2451DEE2F7.png" manifest:media-type="image/png"/>
  <manifest:file-entry manifest:full-path="Pictures/1000020100000366000002B839CBC2EB93C2FB40.png" manifest:media-type="image/png"/>
  <manifest:file-entry manifest:full-path="Pictures/10000201000002D00000003F8B778100A0B006DD.png" manifest:media-type="image/png"/>
  <manifest:file-entry manifest:full-path="Pictures/10000201000003190000005A25AD155DA50372A6.png" manifest:media-type="image/png"/>
  <manifest:file-entry manifest:full-path="Pictures/100002010000031D0000006F035CB2C654A5EC83.png" manifest:media-type="image/png"/>
  <manifest:file-entry manifest:full-path="Pictures/100002010000028C000000720CC5E0D204664A8C.png" manifest:media-type="image/png"/>
  <manifest:file-entry manifest:full-path="Pictures/100002010000031A000000739F590EDBA74F8CD2.png" manifest:media-type="image/png"/>
  <manifest:file-entry manifest:full-path="Pictures/10000201000003260000005AC9E5900A5DF06D7D.png" manifest:media-type="image/png"/>
  <manifest:file-entry manifest:full-path="Pictures/100002010000032000000072B2932C0A270E4E4E.png" manifest:media-type="image/png"/>
  <manifest:file-entry manifest:full-path="Pictures/10000201000003250000005E6F9C44306D55ACDE.png" manifest:media-type="image/png"/>
  <manifest:file-entry manifest:full-path="Pictures/100002010000010700000045053F19254F31C987.png" manifest:media-type="image/png"/>
  <manifest:file-entry manifest:full-path="Pictures/100002010000031A0000005D63152EB562A8D99B.png" manifest:media-type="image/png"/>
  <manifest:file-entry manifest:full-path="Pictures/100002010000031F0000005F02E7B086368F68AF.png" manifest:media-type="image/png"/>
  <manifest:file-entry manifest:full-path="Pictures/10000201000003180000005DD66A05BDC3B73E3B.png" manifest:media-type="image/png"/>
  <manifest:file-entry manifest:full-path="Pictures/10000201000003160000006DAA3E74DCEA42BD4E.png" manifest:media-type="image/png"/>
  <manifest:file-entry manifest:full-path="Pictures/100002010000032B000000663C49D2A6A988B864.png" manifest:media-type="image/png"/>
  <manifest:file-entry manifest:full-path="Pictures/10000201000003170000007220210036D35F3F8B.png" manifest:media-type="image/png"/>
  <manifest:file-entry manifest:full-path="Pictures/10000201000002AC000000656D11F7A50863C4FA.png" manifest:media-type="image/png"/>
  <manifest:file-entry manifest:full-path="Pictures/100002010000031200000039C3B52AF9FC76D5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419a" officeooo:paragraph-rsid="001a41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.602cm" draw:z-index="0"><draw:image xlink:href="Pictures/1000020100000351000000507DCEA6C2B0D70EEA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width="17cm" svg:height="2.499cm" draw:z-index="1"><draw:image xlink:href="Pictures/100002010000032900000077E1CB34BAC35F8614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x="-0.159cm" svg:y="0.201cm" svg:width="17cm" svg:height="1.956cm" draw:z-index="2"><draw:image xlink:href="Pictures/10000201000003280000005DE97AB077F22C0A52.png" xlink:type="simple" xlink:show="embed" xlink:actuate="onLoad" loext:mime-type="image/png"/></draw:frame></text:p>
      <text:p text:style-name="Standard"><draw:frame draw:style-name="fr2" draw:name="Image4" text:anchor-type="paragraph" svg:x="-0.132cm" svg:y="1.228cm" svg:width="17cm" svg:height="2.413cm" draw:z-index="3"><draw:image xlink:href="Pictures/100002010000033100000074F8B32617DA4E812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5" text:anchor-type="paragraph" svg:width="17cm" svg:height="13.6cm" draw:z-index="4"><draw:image xlink:href="Pictures/1000020100000366000002B839CBC2EB93C2FB40.png" xlink:type="simple" xlink:show="embed" xlink:actuate="onLoad" loext:mime-type="image/png"/></draw:frame></text:p>
      <text:p text:style-name="Standard"/>
      <text:p text:style-name="Standard"><draw:frame draw:style-name="fr1" draw:name="Image6" text:anchor-type="paragraph" svg:width="17cm" svg:height="2.51cm" draw:z-index="5"><draw:image xlink:href="Pictures/10000201000002AC000000656D11F7A50863C4F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7" text:anchor-type="paragraph" svg:width="17cm" svg:height="1.468cm" draw:z-index="6"><draw:image xlink:href="Pictures/10000201000003360000004745F1977305D687B8.png" xlink:type="simple" xlink:show="embed" xlink:actuate="onLoad" loext:mime-type="image/png"/></draw:frame></text:p>
      <text:p text:style-name="Standard"/>
      <text:p text:style-name="Standard"><draw:frame draw:style-name="fr1" draw:name="Image8" text:anchor-type="paragraph" svg:width="17cm" svg:height="2.207cm" draw:z-index="7"><draw:image xlink:href="Pictures/1000020100000321000000683CA1FE2451DEE2F7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9" text:anchor-type="paragraph" svg:width="17cm" svg:height="1.61cm" draw:z-index="8"><draw:image xlink:href="Pictures/10000201000003220000004C5C353352E9F214C8.png" xlink:type="simple" xlink:show="embed" xlink:actuate="onLoad" loext:mime-type="image/png"/></draw:frame><text:soft-page-break/></text:p>
      <text:p text:style-name="Standard"/>
      <text:p text:style-name="Standard"><draw:frame draw:style-name="fr1" draw:name="Image10" text:anchor-type="paragraph" svg:width="17cm" svg:height="2.087cm" draw:z-index="9"><draw:image xlink:href="Pictures/100002010000032600000063D8F9A0D6A352A364.png" xlink:type="simple" xlink:show="embed" xlink:actuate="onLoad" loext:mime-type="image/png"/></draw:frame></text:p>
      <text:p text:style-name="Standard"/>
      <text:p text:style-name="Standard"><draw:frame draw:style-name="fr1" draw:name="Image11" text:anchor-type="paragraph" svg:width="17cm" svg:height="1.926cm" draw:z-index="10"><draw:image xlink:href="Pictures/100002010000031A0000005A55291E458BDAC5CD.png" xlink:type="simple" xlink:show="embed" xlink:actuate="onLoad" loext:mime-type="image/png"/></draw:frame></text:p>
      <text:p text:style-name="Standard"/>
      <text:p text:style-name="Standard"><draw:frame draw:style-name="fr1" draw:name="Image12" text:anchor-type="paragraph" svg:width="17cm" svg:height="1.94cm" draw:z-index="11"><draw:image xlink:href="Pictures/10000201000003260000005CDB2EF38CA481438B.png" xlink:type="simple" xlink:show="embed" xlink:actuate="onLoad" loext:mime-type="image/png"/></draw:frame></text:p>
      <text:p text:style-name="Standard"/>
      <text:p text:style-name="Standard"><draw:frame draw:style-name="fr1" draw:name="Image13" text:anchor-type="paragraph" svg:width="17cm" svg:height="2.766cm" draw:z-index="12"><draw:image xlink:href="Pictures/1000020100000325000000838A5B4D5EF170C401.png" xlink:type="simple" xlink:show="embed" xlink:actuate="onLoad" loext:mime-type="image/png"/></draw:frame></text:p>
      <text:p text:style-name="Standard"><draw:frame draw:style-name="fr2" draw:name="Image14" text:anchor-type="paragraph" svg:x="-0.106cm" svg:y="0.513cm" svg:width="17cm" svg:height="1.984cm" draw:z-index="13"><draw:image xlink:href="Pictures/10000201000003250000005E6F9C44306D55ACDE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5" text:anchor-type="paragraph" svg:width="17cm" svg:height="1.605cm" draw:z-index="14"><draw:image xlink:href="Pictures/100002010000031A0000004B2841E4EC9327ED19.png" xlink:type="simple" xlink:show="embed" xlink:actuate="onLoad" loext:mime-type="image/png"/></draw:frame></text:p>
      <text:p text:style-name="Standard"/>
      <text:p text:style-name="Standard"><draw:frame draw:style-name="fr1" draw:name="Image16" text:anchor-type="paragraph" svg:width="17cm" svg:height="1.924cm" draw:z-index="15"><draw:image xlink:href="Pictures/10000201000002960000004B32D9DA2E51275884.png" xlink:type="simple" xlink:show="embed" xlink:actuate="onLoad" loext:mime-type="image/png"/></draw:frame></text:p>
      <text:p text:style-name="Standard"/>
      <text:p text:style-name="Standard"><draw:frame draw:style-name="fr1" draw:name="Image17" text:anchor-type="paragraph" svg:width="17cm" svg:height="1.909cm" draw:z-index="16"><draw:image xlink:href="Pictures/10000201000003210000005A3FCBFB5838F3EFFE.png" xlink:type="simple" xlink:show="embed" xlink:actuate="onLoad" loext:mime-type="image/png"/></draw:frame></text:p>
      <text:p text:style-name="Standard"><draw:frame draw:style-name="fr1" draw:name="Image18" text:anchor-type="paragraph" svg:width="17cm" svg:height="1.928cm" draw:z-index="17"><draw:image xlink:href="Pictures/10000201000003190000005A25AD155DA50372A6.png" xlink:type="simple" xlink:show="embed" xlink:actuate="onLoad" loext:mime-type="image/png"/></draw:frame><text:soft-page-break/></text:p>
      <text:p text:style-name="Standard"/>
      <text:p text:style-name="Standard"><draw:frame draw:style-name="fr1" draw:name="Image19" text:anchor-type="paragraph" svg:width="17cm" svg:height="1.487cm" draw:z-index="18"><draw:image xlink:href="Pictures/10000201000002D00000003F8B778100A0B006DD.png" xlink:type="simple" xlink:show="embed" xlink:actuate="onLoad" loext:mime-type="image/png"/></draw:frame></text:p>
      <text:p text:style-name="Standard"><draw:frame draw:style-name="fr1" draw:name="Image20" text:anchor-type="paragraph" svg:width="17cm" svg:height="1.815cm" draw:z-index="19"><draw:image xlink:href="Pictures/100002010000031C00000055C00D859CC26B6B87.png" xlink:type="simple" xlink:show="embed" xlink:actuate="onLoad" loext:mime-type="image/png"/></draw:frame></text:p>
      <text:p text:style-name="Standard"><draw:frame draw:style-name="fr1" draw:name="Image21" text:anchor-type="paragraph" svg:width="17cm" svg:height="2.972cm" draw:z-index="20"><draw:image xlink:href="Pictures/100002010000028C000000720CC5E0D204664A8C.png" xlink:type="simple" xlink:show="embed" xlink:actuate="onLoad" loext:mime-type="image/png"/></draw:frame></text:p>
      <text:p text:style-name="Standard"><draw:frame draw:style-name="fr1" draw:name="Image22" text:anchor-type="paragraph" svg:width="17cm" svg:height="1.898cm" draw:z-index="21"><draw:image xlink:href="Pictures/10000201000003260000005AC9E5900A5DF06D7D.png" xlink:type="simple" xlink:show="embed" xlink:actuate="onLoad" loext:mime-type="image/png"/></draw:frame></text:p>
      <text:p text:style-name="Standard"><draw:frame draw:style-name="fr1" draw:name="Image23" text:anchor-type="paragraph" svg:width="17cm" svg:height="2.422cm" draw:z-index="22"><draw:image xlink:href="Pictures/100002010000032000000072B2932C0A270E4E4E.png" xlink:type="simple" xlink:show="embed" xlink:actuate="onLoad" loext:mime-type="image/png"/></draw:frame></text:p>
      <text:p text:style-name="Standard"/>
      <text:p text:style-name="Standard"><draw:frame draw:style-name="fr4" draw:name="Image24" text:anchor-type="paragraph" svg:width="6.959cm" svg:height="1.826cm" draw:z-index="23"><draw:image xlink:href="Pictures/100002010000010700000045053F19254F31C9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25" text:anchor-type="paragraph" svg:width="17cm" svg:height="2.02cm" draw:z-index="24"><draw:image xlink:href="Pictures/100002010000031F0000005F02E7B086368F68AF.png" xlink:type="simple" xlink:show="embed" xlink:actuate="onLoad" loext:mime-type="image/png"/></draw:frame></text:p>
      <text:p text:style-name="P1"/>
      <text:p text:style-name="P1"><draw:frame draw:style-name="fr1" draw:name="Image26" text:anchor-type="paragraph" svg:width="17cm" svg:height="1.99cm" draw:z-index="25"><draw:image xlink:href="Pictures/100002010000031A0000005D63152EB562A8D99B.png" xlink:type="simple" xlink:show="embed" xlink:actuate="onLoad" loext:mime-type="image/png"/></draw:frame></text:p>
      <text:p text:style-name="P1"/>
      <text:p text:style-name="P1"><draw:frame draw:style-name="fr1" draw:name="Image27" text:anchor-type="paragraph" svg:width="17cm" svg:height="1.873cm" draw:z-index="26"><draw:image xlink:href="Pictures/100002010000031E00000058BB7EF60436CD55D3.png" xlink:type="simple" xlink:show="embed" xlink:actuate="onLoad" loext:mime-type="image/png"/></draw:frame><text:soft-page-break/></text:p>
      <text:p text:style-name="P1"/>
      <text:p text:style-name="P1"><draw:frame draw:style-name="fr1" draw:name="Image28" text:anchor-type="paragraph" svg:width="17cm" svg:height="2.293cm" draw:z-index="27"><draw:image xlink:href="Pictures/10000201000003190000006B5E72E3AC9265A3A2.png" xlink:type="simple" xlink:show="embed" xlink:actuate="onLoad" loext:mime-type="image/png"/></draw:frame></text:p>
      <text:p text:style-name="P1"><draw:frame draw:style-name="fr2" draw:name="Image29" text:anchor-type="paragraph" svg:x="0cm" svg:y="0.132cm" svg:width="17cm" svg:height="2.127cm" draw:z-index="28"><draw:image xlink:href="Pictures/100002010000031F000000649DA8C842A4E6D553.png" xlink:type="simple" xlink:show="embed" xlink:actuate="onLoad" loext:mime-type="image/png"/></draw:frame></text:p>
      <text:p text:style-name="P1"/>
      <text:p text:style-name="P1"><draw:frame draw:style-name="fr2" draw:name="Image30" text:anchor-type="paragraph" svg:x="0.132cm" svg:y="0cm" svg:width="17cm" svg:height="1.462cm" draw:z-index="29"><draw:image xlink:href="Pictures/100002010000032200000045D2EF8F49927D3AED.png" xlink:type="simple" xlink:show="embed" xlink:actuate="onLoad" loext:mime-type="image/png"/></draw:frame></text:p>
      <text:p text:style-name="P1"/>
      <text:p text:style-name="P1"><draw:frame draw:style-name="fr1" draw:name="Image31" text:anchor-type="paragraph" svg:width="17cm" svg:height="1.995cm" draw:z-index="30"><draw:image xlink:href="Pictures/10000201000003180000005DD66A05BDC3B73E3B.png" xlink:type="simple" xlink:show="embed" xlink:actuate="onLoad" loext:mime-type="image/png"/></draw:frame></text:p>
      <text:p text:style-name="P1"/>
      <text:p text:style-name="P1"><draw:frame draw:style-name="fr1" draw:name="Image32" text:anchor-type="paragraph" svg:width="17cm" svg:height="1.573cm" draw:z-index="31"><draw:image xlink:href="Pictures/100002010000031F0000004AD01D82A7C44DC288.png" xlink:type="simple" xlink:show="embed" xlink:actuate="onLoad" loext:mime-type="image/png"/></draw:frame></text:p>
      <text:p text:style-name="P1"/>
      <text:p text:style-name="P1"><draw:frame draw:style-name="fr1" draw:name="Image33" text:anchor-type="paragraph" svg:width="17cm" svg:height="2.344cm" draw:z-index="32"><draw:image xlink:href="Pictures/10000201000003160000006DAA3E74DCEA42BD4E.png" xlink:type="simple" xlink:show="embed" xlink:actuate="onLoad" loext:mime-type="image/png"/></draw:frame></text:p>
      <text:p text:style-name="P1"/>
      <text:p text:style-name="P1"><draw:frame draw:style-name="fr1" draw:name="Image34" text:anchor-type="paragraph" svg:width="17cm" svg:height="2.138cm" draw:z-index="33"><draw:image xlink:href="Pictures/100002010000032B000000663C49D2A6A988B864.png" xlink:type="simple" xlink:show="embed" xlink:actuate="onLoad" loext:mime-type="image/png"/></draw:frame></text:p>
      <text:p text:style-name="P1"/>
      <text:p text:style-name="P1"><draw:frame draw:style-name="fr1" draw:name="Image35" text:anchor-type="paragraph" svg:width="17cm" svg:height="2.45cm" draw:z-index="34"><draw:image xlink:href="Pictures/10000201000003170000007220210036D35F3F8B.png" xlink:type="simple" xlink:show="embed" xlink:actuate="onLoad" loext:mime-type="image/png"/></draw:frame><text:soft-page-break/></text:p>
      <text:p text:style-name="P1"><draw:frame draw:style-name="fr1" draw:name="Image36" text:anchor-type="paragraph" svg:width="17cm" svg:height="1.231cm" draw:z-index="35"><draw:image xlink:href="Pictures/100002010000031200000039C3B52AF9FC76D546.png" xlink:type="simple" xlink:show="embed" xlink:actuate="onLoad" loext:mime-type="image/png"/></draw:frame></text:p>
      <text:p text:style-name="P1"/>
      <text:p text:style-name="P1"><draw:frame draw:style-name="fr1" draw:name="Image37" text:anchor-type="paragraph" svg:width="17cm" svg:height="2.367cm" draw:z-index="36"><draw:image xlink:href="Pictures/100002010000031D0000006F035CB2C654A5EC83.png" xlink:type="simple" xlink:show="embed" xlink:actuate="onLoad" loext:mime-type="image/png"/></draw:frame></text:p>
      <text:p text:style-name="P1"><draw:frame draw:style-name="fr1" draw:name="Image38" text:anchor-type="paragraph" svg:width="17cm" svg:height="2.656cm" draw:z-index="37"><draw:image xlink:href="Pictures/10000201000002B30000006C8E8AF24A0A1F605F.png" xlink:type="simple" xlink:show="embed" xlink:actuate="onLoad" loext:mime-type="image/png"/></draw:frame></text:p>
      <text:p text:style-name="P1"/>
      <text:p text:style-name="P1"><draw:frame draw:style-name="fr1" draw:name="Image39" text:anchor-type="paragraph" svg:width="17cm" svg:height="1.822cm" draw:z-index="38"><draw:image xlink:href="Pictures/1000020100000319000000554C292E8496784BD5.png" xlink:type="simple" xlink:show="embed" xlink:actuate="onLoad" loext:mime-type="image/png"/></draw:frame></text:p>
      <text:p text:style-name="P1"/>
      <text:p text:style-name="P1"><draw:frame draw:style-name="fr1" draw:name="Image40" text:anchor-type="paragraph" svg:width="17cm" svg:height="2.461cm" draw:z-index="39"><draw:image xlink:href="Pictures/100002010000031A000000739F590EDBA74F8CD2.png" xlink:type="simple" xlink:show="embed" xlink:actuate="onLoad" loext:mime-type="image/png"/></draw:frame></text:p>
      <text:p text:style-name="P1"/>
      <text:p text:style-name="P1"><draw:frame draw:style-name="fr1" draw:name="Image41" text:anchor-type="paragraph" svg:width="17cm" svg:height="1.351cm" draw:z-index="40"><draw:image xlink:href="Pictures/100002010000032500000040B5D4D368133AF729.png" xlink:type="simple" xlink:show="embed" xlink:actuate="onLoad" loext:mime-type="image/png"/></draw:frame></text:p>
      <text:p text:style-name="P1"/>
      <text:p text:style-name="P1"><draw:frame draw:style-name="fr1" draw:name="Image42" text:anchor-type="paragraph" svg:width="17cm" svg:height="1.953cm" draw:z-index="41"><draw:image xlink:href="Pictures/10000201000003290000005DA08EF44875D1959F.png" xlink:type="simple" xlink:show="embed" xlink:actuate="onLoad" loext:mime-type="image/png"/></draw:frame></text:p>
      <text:p text:style-name="P1"/>
      <text:p text:style-name="P1"><draw:frame draw:style-name="fr1" draw:name="Image43" text:anchor-type="paragraph" svg:width="17cm" svg:height="1.508cm" draw:z-index="42"><draw:image xlink:href="Pictures/1000020100000315000000468B092202F0C57F1E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4" text:anchor-type="paragraph" svg:x="0.794cm" svg:y="0.007cm" svg:width="12.656cm" svg:height="6.664cm" draw:z-index="43"><draw:image xlink:href="Pictures/10000201000002D40000022EE0E1F0417EDD52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16:11:22.967345747</meta:creation-date>
    <meta:editing-duration>PT17H37M10S</meta:editing-duration>
    <meta:editing-cycles>14</meta:editing-cycles>
    <meta:generator>LibreOffice/6.0.7.3$Linux_X86_64 LibreOffice_project/00m0$Build-3</meta:generator>
    <dc:date>2020-12-05T02:38:21.963196393</dc:date>
    <meta:document-statistic meta:table-count="0" meta:image-count="44" meta:object-count="0" meta:page-count="7" meta:paragraph-count="0" meta:word-count="0" meta:character-count="0" meta:non-whitespace-character-count="0"/>
  </office:meta>
</office:document-meta>
</file>